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213" officeooo:paragraph-rsid="001822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lights</text:p>
      <text:p text:style-name="P1"/>
      <text:p text:style-name="P1">* The need for a taphonomic perspective in spatial analysis of archaeological site is stressed.</text:p>
      <text:p text:style-name="P1"/>
      <text:p text:style-name="P1">* Point pattern analysis offers new analytical opportunities to site formation processes studies.</text:p>
      <text:p text:style-name="P1"/>
      <text:p text:style-name="P1">* Point pattern analysis is applied to the lithic and faunal assemblage of the biochronologically dated site of Pirro Nord 13.</text:p>
      <text:p text:style-name="P1"/>
      <text:p text:style-name="P1">* Results support the stratigraphic integrity of the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enico Giusti</meta:initial-creator>
    <meta:creation-date>2016-05-20T16:29:26.446723467</meta:creation-date>
    <dc:date>2016-05-20T16:44:27.495531757</dc:date>
    <dc:creator>Domenico Giusti</dc:creator>
    <meta:editing-duration>PT15M1S</meta:editing-duration>
    <meta:editing-cycles>1</meta:editing-cycles>
    <meta:document-statistic meta:table-count="0" meta:image-count="0" meta:object-count="0" meta:page-count="1" meta:paragraph-count="5" meta:word-count="59" meta:character-count="386" meta:non-whitespace-character-count="332"/>
    <meta:generator>LibreOffice/4.3.3.2$Linux_X86_64 LibreOffice_project/430m0$Build-2</meta:generator>
  </office:meta>
</office:document-meta>
</file>